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6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6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6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– 1</text:p>
          </table:table-cell>
          <table:table-cell office:value-type="string">
            <text:p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office:value-type="float" office:value="644">
            <text:p>644</text:p>
          </table:table-cell>
          <table:table-cell office:value-type="float" office:value="1980">
            <text:p>198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office:value-type="float" office:value="959">
            <text:p>959</text:p>
          </table:table-cell>
          <table:table-cell office:value-type="float" office:value="1530">
            <text:p>153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1543">
            <text:p>154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1731">
            <text:p>173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office:value-type="float" office:value="956">
            <text:p>956</text:p>
          </table:table-cell>
          <table:table-cell office:value-type="float" office:value="1902">
            <text:p>1902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formula="of:=AVERAGE([.F9:.F13])" office:value-type="float" office:value="754">
            <text:p>754</text:p>
          </table:table-cell>
          <table:table-cell table:formula="of:=AVERAGE([.G9:.G13])" office:value-type="float" office:value="1737.2">
            <text:p>1737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formula="of:=STDEV([.F9:.F13])" office:value-type="float" office:value="186.94517913014">
            <text:p>186,9451791301</text:p>
          </table:table-cell>
          <table:table-cell table:formula="of:=STDEV([.G9:.G13])" office:value-type="float" office:value="204.202595478118">
            <text:p>204,2025954781</text:p>
          </table:table-cell>
          <table:table-cell table:number-columns-repeated="5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9:Folha1.A13 Folha1.B8:Folha1.B8 Folha1.B9:Folha1.B13 Folha1.A9:Folha1.A13 Folha1.C8:Folha1.C8 Folha1.C9:Folha1.C13 Folha1.A9:Folha1.A13 Folha1.D8:Folha1.D8 Folha1.D9:Folha1.D13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 office:value-type="string">
            <text:p>Original Louvain</text:p>
          </table:table-cell>
          <table:table-cell table:number-columns-repeated="11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- 1</text:p>
          </table:table-cell>
          <table:table-cell office:value-type="string">
            <text:p><text:s/>Twitter - 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3">
            <text:p>23</text:p>
          </table:table-cell>
          <table:table-cell office:value-type="float" office:value="147">
            <text:p>1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table:number-columns-repeated="4"/>
          <table:table-cell>
            <draw:frame table:end-cell-address="Folha1.V81" table:end-x="1.084cm" table:end-y="0.079cm" draw:z-index="1" draw:style-name="gr1" draw:text-style-name="P1" svg:width="22.453cm" svg:height="10.872cm" svg:x="1.212cm" svg:y="0.046cm">
              <draw:object draw:notify-on-update-of-ranges="Folha1.A55:Folha1.A59 Folha1.B54:Folha1.B54 Folha1.B55:Folha1.B59 Folha1.A55:Folha1.A59 Folha1.C54:Folha1.C54 Folha1.C55:Folha1.C59 Folha1.A55:Folha1.A59 Folha1.D54:Folha1.D54 Folha1.D55:Folha1.D59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87">
            <text:p>87</text:p>
          </table:table-cell>
          <table:table-cell table:number-columns-repeated="5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table:formula="of:=AVERAGE([.E55:.E59])" office:value-type="float" office:value="66.6">
            <text:p>66,6</text:p>
          </table:table-cell>
          <table:table-cell table:formula="of:=AVERAGE([.F55:.F59])" office:value-type="float" office:value="28">
            <text:p>28</text:p>
          </table:table-cell>
          <table:table-cell table:formula="of:=AVERAGE([.G55:.G59])" office:value-type="float" office:value="126.2">
            <text:p>126,2</text:p>
          </table:table-cell>
          <table:table-cell table:number-columns-repeated="5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formula="of:=STDEV([.F55:.F59])" office:value-type="float" office:value="8.18535277187245">
            <text:p>8,1853527719</text:p>
          </table:table-cell>
          <table:table-cell table:formula="of:=STDEV([.G55:.G59])" office:value-type="float" office:value="23.562682360037">
            <text:p>23,56268236</text:p>
          </table:table-cell>
          <table:table-cell table:number-columns-repeated="5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9">19-07-2014</text:date>, <text:time>12:45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19T12:45:58.76</dc:date>
    <dc:creator>Aguinaldo Pontes</dc:creator>
    <meta:editing-duration>PT9H54M39S</meta:editing-duration>
    <meta:editing-cycles>18</meta:editing-cycles>
    <meta:generator>OpenOffice/4.0.1$Win32 OpenOffice.org_project/401m5$Build-9714</meta:generator>
    <meta:document-statistic meta:table-count="3" meta:cell-count="1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9:Folha1.E13 Folha1.B8:Folha1.E8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5:Folha1.E59 Folha1.B54:Folha1.E54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